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2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0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prop</text:p>
          </table:table-cell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subtype</text:p>
          </table:table-cell>
          <table:table-cell table:style-name="ce9" office:value-type="string" calcext:value-type="string">
            <text:p>animation_library</text:p>
          </table:table-cell>
          <table:table-cell table:style-name="ce9" office:value-type="string" calcext:value-type="string">
            <text:p>damage</text:p>
          </table:table-cell>
          <table:table-cell table:style-name="ce9" office:value-type="string" calcext:value-type="string">
            <text:p>knockback</text:p>
          </table:table-cell>
          <table:table-cell table:style-name="ce9" office:value-type="string" calcext:value-type="string">
            <text:p>stamina_cost_per_normal_attack</text:p>
          </table:table-cell>
          <table:table-cell table:style-name="ce9" office:value-type="string" calcext:value-type="string">
            <text:p>condition_cost_per_normal_attack</text:p>
          </table:table-cell>
          <table:table-cell table:style-name="ce9" office:value-type="string" calcext:value-type="string">
            <text:p>ability_desc</text:p>
          </table:table-cell>
          <table:table-cell table:style-name="ce9" office:value-type="string" calcext:value-type="string">
            <text:p>ability_icon</text:p>
          </table:table-cell>
          <table:table-cell table:style-name="ce9" office:value-type="string" calcext:value-type="string">
            <text:p>stamina_to_activate_ability</text:p>
          </table:table-cell>
          <table:table-cell table:style-name="ce9" office:value-type="string" calcext:value-type="string">
            <text:p>souls_to_activate_ability</text:p>
          </table:table-cell>
          <table:table-cell table:style-name="ce9" office:value-type="string" calcext:value-type="string">
            <text:p>ability_damage</text:p>
          </table:table-cell>
          <table:table-cell table:style-name="ce9" office:value-type="string" calcext:value-type="string">
            <text:p>ability_knockback</text:p>
          </table:table-cell>
          <table:table-cell table:style-name="ce9" office:value-type="string" calcext:value-type="string">
            <text:p>ability_condition_cost</text:p>
          </table:table-cell>
          <table:table-cell table:style-name="ce9"/>
          <table:table-cell table:style-name="ce9" office:value-type="string" calcext:value-type="string">
            <text:p>num_normal_attacks</text:p>
          </table:table-cell>
          <table:table-cell table:style-name="ce9" office:value-type="string" calcext:value-type="string">
            <text:p>increase_num_normal_attacks_on_ability</text:p>
          </table:table-cell>
          <table:table-cell table:style-name="ce9" office:value-type="string" calcext:value-type="string">
            <text:p>invert_scale_when_looking_left</text:p>
          </table:table-cell>
          <table:table-cell table:style-name="ce9"/>
          <table:table-cell table:style-name="ce9" office:value-type="string" calcext:value-type="string">
            <text:p>projectile_scene_path</text:p>
          </table:table-cell>
          <table:table-cell table:style-name="ce9" office:value-type="string" calcext:value-type="string">
            <text:p>shoot_sound_path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res://Art/16x16 Pixel Art Roguelike (Forest) Pack/weapons/dagger.png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0" office:value-type="string" calcext:value-type="string">
            <text:p>DAGG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0" office:value-type="string" calcext:value-type="string">
            <text:p>NULL</text:p>
          </table:table-cell>
          <table:table-cell table:style-name="ce10" office:value-type="string" calcext:value-type="string">
            <text:p>res://Art/16x16 Pixel Art Roguelike (Forest) Pack/weapons/weapon icons/Dagger_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BRANCH</text:p>
          </table:table-cell>
          <table:table-cell table:style-name="ce10" office:value-type="string" calcext:value-type="string">
            <text:p>res://Art/16x16 Pixel Art Roguelike (Forest) Pack/weapons/branch_with_leaves.png</text:p>
          </table:table-cell>
          <table:table-cell table:style-name="ce10" office:value-type="string" calcext:value-type="string">
            <text:p>res://Art/16x16 Pixel Art Roguelike (Forest) Pack/weapons/weapon icons/branch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5" calcext:value-type="float">
            <text:p>35</text:p>
          </table:table-cell>
          <table:table-cell table:style-name="ce10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DRAGON_KILLER</text:p>
          </table:table-cell>
          <table:table-cell table:style-name="ce10" office:value-type="string" calcext:value-type="string">
            <text:p>res://Art/16x16 Pixel Art Roguelike (Forest) Pack/weapons/Dragon killer.png</text:p>
          </table:table-cell>
          <table:table-cell table:style-name="ce10" office:value-type="string" calcext:value-type="string">
            <text:p>res://Art/16x16 Pixel Art Roguelike (Forest) Pack/weapons/weapon icons/Dragon_kille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Shockwave (Explosion)</text:p>
          </table:table-cell>
          <table:table-cell table:style-name="ce10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res://Art/16x16 Pixel Art Roguelike (Forest) Pack/weapons/katana.png</text:p>
          </table:table-cell>
          <table:table-cell table:style-name="ce10" office:value-type="string" calcext:value-type="string">
            <text:p>res://Art/16x16 Pixel Art Roguelike (Forest) Pack/weapons/weapon icons/katana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KATANA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ir Slash (Filo-proyectil)</text:p>
          </table:table-cell>
          <table:table-cell table:style-name="ce10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ORC_SWORD</text:p>
          </table:table-cell>
          <table:table-cell table:style-name="ce10" office:value-type="string" calcext:value-type="string">
            <text:p>res://Art/16x16 Pixel Art Roguelike (Forest) Pack/weapons/Orc sword.png</text:p>
          </table:table-cell>
          <table:table-cell table:style-name="ce10" office:value-type="string" calcext:value-type="string">
            <text:p>res://Art/16x16 Pixel Art Roguelike (Forest) Pack/weapons/weapon icons/Orc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Intimidación (congela enemigos)</text:p>
          </table:table-cell>
          <table:table-cell table:style-name="ce10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SCIMITAR</text:p>
          </table:table-cell>
          <table:table-cell table:style-name="ce10" office:value-type="string" calcext:value-type="string">
            <text:p>res://Art/16x16 Pixel Art Roguelike (Forest) Pack/weapons/Scimitar.png</text:p>
          </table:table-cell>
          <table:table-cell table:style-name="ce10" office:value-type="string" calcext:value-type="string">
            <text:p>res://Art/16x16 Pixel Art Roguelike (Forest) Pack/weapons/weapon icons/Scimitar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Golpes rapidos</text:p>
          </table:table-cell>
          <table:table-cell table:style-name="ce10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WARRIOR_SWORD</text:p>
          </table:table-cell>
          <table:table-cell table:style-name="ce10" office:value-type="string" calcext:value-type="string">
            <text:p>res://Art/16x16 Pixel Art Roguelike (Forest) Pack/weapons/Warrior sword.png</text:p>
          </table:table-cell>
          <table:table-cell table:style-name="ce10" office:value-type="string" calcext:value-type="string">
            <text:p>res://Art/16x16 Pixel Art Roguelike (Forest) Pack/weapons/weapon icons/Warrior_sword_icon.png</text:p>
          </table:table-cell>
          <table:table-cell table:style-name="ce10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Ataque en círculo</text:p>
          </table:table-cell>
          <table:table-cell table:style-name="ce10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USTY_SWORD</text:p>
          </table:table-cell>
          <table:table-cell table:style-name="ce11" office:value-type="string" calcext:value-type="string">
            <text:p>res://Art/16x16 Pixel Art Roguelike (Forest) Pack/weapons/rusty_sword.png</text:p>
          </table:table-cell>
          <table:table-cell table:style-name="ce11" office:value-type="string" calcext:value-type="string">
            <text:p>res://Art/16x16 Pixel Art Roguelike (Forest) Pack/weapons/weapon icons/Rusty_sword_icon.png</text:p>
          </table:table-cell>
          <table:table-cell table:style-name="ce11" office:value-type="string" calcext:value-type="string">
            <text:p>SWORD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3" calcext:value-type="float">
            <text:p>1.3</text:p>
          </table:table-cell>
          <table:table-cell table:style-name="ce11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number-columns-repeated="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KOMBAT_HAMMER</text:p>
          </table:table-cell>
          <table:table-cell table:style-name="ce10" office:value-type="string" calcext:value-type="string">
            <text:p>res://Art/16x16 Pixel Art Roguelike (Forest) Pack/weapons/Kombat hammer.png</text:p>
          </table:table-cell>
          <table:table-cell table:style-name="ce10" office:value-type="string" calcext:value-type="string">
            <text:p>res://Art/16x16 Pixel Art Roguelike (Forest) Pack/weapons/weapon icons/Kombat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string" calcext:value-type="string">
            <text:p>Terremoto direccional</text:p>
          </table:table-cell>
          <table:table-cell table:style-name="ce10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WAR_HAMMER</text:p>
          </table:table-cell>
          <table:table-cell table:style-name="ce10" office:value-type="string" calcext:value-type="string">
            <text:p>res://Art/16x16 Pixel Art Roguelike (Forest) Pack/weapons/war hammer.png</text:p>
          </table:table-cell>
          <table:table-cell table:style-name="ce10" office:value-type="string" calcext:value-type="string">
            <text:p>res://Art/16x16 Pixel Art Roguelike (Forest) Pack/weapons/weapon icons/war_hammer_icon.png</text:p>
          </table:table-cell>
          <table:table-cell table:style-name="ce10" office:value-type="string" calcext:value-type="string">
            <text:p>HAMM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Terremoto círculo</text:p>
          </table:table-cell>
          <table:table-cell table:style-name="ce10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SHARP_AXE</text:p>
          </table:table-cell>
          <table:table-cell table:style-name="ce10" office:value-type="string" calcext:value-type="string">
            <text:p>res://Art/16x16 Pixel Art Roguelike (Forest) Pack/weapons/Sharp axe.png</text:p>
          </table:table-cell>
          <table:table-cell table:style-name="ce10" office:value-type="string" calcext:value-type="string">
            <text:p>res://Art/16x16 Pixel Art Roguelike (Forest) Pack/weapons/weapon icons/Sharp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Filos en varias direcciones</text:p>
          </table:table-cell>
          <table:table-cell table:style-name="ce10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SMALL_AXE</text:p>
          </table:table-cell>
          <table:table-cell table:style-name="ce10" office:value-type="string" calcext:value-type="string">
            <text:p>res://Art/16x16 Pixel Art Roguelike (Forest) Pack/weapons/Smol axe.png</text:p>
          </table:table-cell>
          <table:table-cell table:style-name="ce10" office:value-type="string" calcext:value-type="string">
            <text:p>res://Art/16x16 Pixel Art Roguelike (Forest) Pack/weapons/weapon icons/Small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Filo grande</text:p>
          </table:table-cell>
          <table:table-cell table:style-name="ce10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WAR_AXE</text:p>
          </table:table-cell>
          <table:table-cell table:style-name="ce10" office:value-type="string" calcext:value-type="string">
            <text:p>res://Art/16x16 Pixel Art Roguelike (Forest) Pack/weapons/War axe.png</text:p>
          </table:table-cell>
          <table:table-cell table:style-name="ce10" office:value-type="string" calcext:value-type="string">
            <text:p>res://Art/16x16 Pixel Art Roguelike (Forest) Pack/weapons/weapon icons/War_axe_icon.png</text:p>
          </table:table-cell>
          <table:table-cell table:style-name="ce10" office:value-type="string" calcext:value-type="string">
            <text:p>AXE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string" calcext:value-type="string">
            <text:p>Bumerang attack</text:p>
          </table:table-cell>
          <table:table-cell table:style-name="ce10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res://Art/16x16 Pixel Art Roguelike (Forest) Pack/weapons/Spear.png</text:p>
          </table:table-cell>
          <table:table-cell table:style-name="ce10" office:value-type="string" calcext:value-type="string">
            <text:p>res://Art/16x16 Pixel Art Roguelike (Forest) Pack/weapons/weapon icons/Spear_icon.png</text:p>
          </table:table-cell>
          <table:table-cell table:style-name="ce10" office:value-type="string" calcext:value-type="string">
            <text:p>SPEA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3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WOODEN_BOW</text:p>
          </table:table-cell>
          <table:table-cell table:style-name="ce10" office:value-type="string" calcext:value-type="string">
            <text:p>res://Art/16x16 Pixel Art Roguelike (Forest) Pack/weapons/wooden_bow_prop.png</text:p>
          </table:table-cell>
          <table:table-cell table:style-name="ce10" office:value-type="string" calcext:value-type="string">
            <text:p>res://Art/16x16 Pixel Art Roguelike (Forest) Pack/weapons/weapon icons/wooden_bow_icon.png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5" calcext:value-type="float">
            <text:p>1.5</text:p>
          </table:table-cell>
          <table:table-cell table:style-name="ce10" office:value-type="string" calcext:value-type="string">
            <text:p>Shoot 3 arrows</text:p>
          </table:table-cell>
          <table:table-cell table:style-name="ce10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SHORT_WOODEN_BOW</text:p>
          </table:table-cell>
          <table:table-cell table:style-name="ce11" office:value-type="string" calcext:value-type="string">
            <text:p>res://Art/16x16 Pixel Art Roguelike (Forest) Pack/weapons/short_wooden_bow_prop.png</text:p>
          </table:table-cell>
          <table:table-cell table:style-name="ce11"/>
          <table:table-cell table:style-name="ce11" office:value-type="string" calcext:value-type="string">
            <text:p>BOW</text:p>
          </table:table-cell>
          <table:table-cell table:style-name="ce10" office:value-type="string" calcext:value-type="string">
            <text:p>NONE</text:p>
          </table:table-cell>
          <table:table-cell table:style-name="ce11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1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WOODEN_CROSSBOW</text:p>
          </table:table-cell>
          <table:table-cell table:style-name="ce10" office:value-type="string" calcext:value-type="string">
            <text:p>res://Art/16x16 Pixel Art Roguellike Sewer Pack/Weapons/Wooden Crossbow/Wooden_Crossbow_prop.png</text:p>
          </table:table-cell>
          <table:table-cell table:style-name="ce10" office:value-type="string" calcext:value-type="string">
            <text:p>res://Art/16x16 Pixel Art Roguelike (Forest) Pack/weapons/weapon icons/Wooden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.7" calcext:value-type="float">
            <text:p>1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OYAL_CROSSBOW</text:p>
          </table:table-cell>
          <table:table-cell table:style-name="ce10" office:value-type="string" calcext:value-type="string">
            <text:p>res://Art/16x16 Pixel Art Roguellike Sewer Pack/Weapons/Royal Crossbow/Royal_Crossbow_prop.png</text:p>
          </table:table-cell>
          <table:table-cell table:style-name="ce10" office:value-type="string" calcext:value-type="string">
            <text:p>res://Art/16x16 Pixel Art Roguelike (Forest) Pack/weapons/weapon icons/Royal_crossbow_icon.png</text:p>
          </table:table-cell>
          <table:table-cell table:style-name="ce10" office:value-type="string" calcext:value-type="string">
            <text:p>CROSSBOW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.8" calcext:value-type="float">
            <text:p>1.8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5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LIGHTNING_STICK</text:p>
          </table:table-cell>
          <table:table-cell table:style-name="ce11" office:value-type="string" calcext:value-type="string">
            <text:p>res://Art/16x16 Pixel Art Roguelike (Forest) Pack/weapons/druid_scepter.png</text:p>
          </table:table-cell>
          <table:table-cell table:style-name="ce11" office:value-type="string" calcext:value-type="string">
            <text:p>res://Art/16x16 Pixel Art Roguelike (Forest) Pack/weapons/weapon icons/Druid_Scepter_icon.png</text:p>
          </table:table-cell>
          <table:table-cell table:style-name="ce11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1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4" calcext:value-type="float">
            <text:p>1.4</text:p>
          </table:table-cell>
          <table:table-cell table:style-name="ce11"/>
          <table:table-cell table:style-name="ce11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5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style-name="ce16" table:number-columns-repeated="14"/>
          <table:table-cell table:number-columns-repeated="985"/>
        </table:table-row>
        <table:table-row table:style-name="ro1"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NECROMANCER_SCEPTER</text:p>
          </table:table-cell>
          <table:table-cell table:style-name="ce10" office:value-type="string" calcext:value-type="string">
            <text:p>res://Art/16x16 Pixel Art Roguellike Sewer Pack/Enemies/Tromp the necromancer/tromp scepter.png</text:p>
          </table:table-cell>
          <table:table-cell table:style-name="ce10"/>
          <table:table-cell table:style-name="ce10" office:value-type="string" calcext:value-type="string">
            <text:p>SCEPT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0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999"/>
        </table:table-row>
        <table:table-row table:style-name="ro1">
          <table:table-cell table:style-name="ce10" table:number-columns-repeated="7"/>
          <table:table-cell table:style-name="ce12" table:number-columns-repeated="4"/>
          <table:table-cell table:style-name="ce10" table:number-columns-repeated="2"/>
          <table:table-cell table:style-name="ce12" table:number-columns-repeated="12"/>
          <table:table-cell table:number-columns-repeated="999"/>
        </table:table-row>
        <table:table-row table:style-name="ro1"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DOUBLE_SWORD</text:p>
          </table:table-cell>
          <table:table-cell table:style-name="ce10" office:value-type="string" calcext:value-type="string">
            <text:p>res://Art/16x16 Pixel Art Roguelike (Forest) Pack/weapons/Double Sword.png</text:p>
          </table:table-cell>
          <table:table-cell table:style-name="ce10" office:value-type="string" calcext:value-type="string">
            <text:p>res://Art/16x16 Pixel Art Roguelike (Forest) Pack/weapons/weapon icons/Double_Sword_icon.png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ONE</text:p>
          </table:table-cell>
          <table:table-cell table:style-name="ce10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.7" calcext:value-type="float">
            <text:p>0.7</text:p>
          </table:table-cell>
          <table:table-cell table:style-name="ce10"/>
          <table:table-cell table:style-name="ce10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3"/>
          <table:table-cell table:number-columns-repeated="99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x_hp</text:p>
          </table:table-cell>
          <table:table-cell table:style-name="ce9" office:value-type="string" calcext:value-type="string">
            <text:p>mass</text:p>
          </table:table-cell>
          <table:table-cell table:style-name="ce9" office:value-type="string" calcext:value-type="string">
            <text:p>acceleration</text:p>
          </table:table-cell>
          <table:table-cell table:style-name="ce9" office:value-type="string" calcext:value-type="string">
            <text:p>max_speed</text:p>
          </table:table-cell>
          <table:table-cell table:style-name="ce9" office:value-type="string" calcext:value-type="string">
            <text:p>flying</text:p>
          </table:table-cell>
          <table:table-cell table:style-name="ce9" office:value-type="string" calcext:value-type="string">
            <text:p>can_be_knocked_back</text:p>
          </table:table-cell>
          <table:table-cell table:style-name="ce9" office:value-type="string" calcext:value-type="string">
            <text:p>motionless</text:p>
          </table:table-cell>
          <table:table-cell table:style-name="ce9" office:value-type="string" calcext:value-type="string">
            <text:p>resistances</text:p>
          </table:table-cell>
          <table:table-cell table:style-name="ce9" office:value-type="string" calcext:value-type="string">
            <text:p>body_type</text:p>
          </table:table-cell>
          <table:table-cell table:style-name="ce9" office:value-type="string" calcext:value-type="string">
            <text:p>biomes</text:p>
          </table:table-cell>
          <table:table-cell table:style-name="ce9"/>
          <table:table-cell table:style-name="ce9" office:value-type="string" calcext:value-type="string">
            <text:p>icon</text:p>
          </table:table-cell>
          <table:table-cell table:style-name="ce9" office:value-type="string" calcext:value-type="string">
            <text:p>coins</text:p>
          </table:table-cell>
          <table:table-cell table:style-name="ce9" office:value-type="string" calcext:value-type="string">
            <text:p>souls</text:p>
          </table:table-cell>
          <table:table-cell table:style-name="ce9" office:value-type="string" calcext:value-type="string">
            <text:p>dark_souls</text:p>
          </table:table-cell>
          <table:table-cell table:style-name="ce9" office:value-type="string" calcext:value-type="string">
            <text:p>food_prob</text:p>
          </table:table-cell>
          <table:table-cell table:style-name="ce9" office:value-type="string" calcext:value-type="string">
            <text:p>armor_shard_prob</text:p>
          </table:table-cell>
          <table:table-cell table:style-name="ce9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lay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,sewer</text:p>
          </table:table-cell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table:number-columns-repeated="8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practice_dummy</text:p>
          </table:table-cell>
          <table:table-cell table:style-name="ce17" office:value-type="float" office:value="500000" calcext:value-type="float">
            <text:p>50000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table:number-columns-repeated="4"/>
          <table:table-cell table:style-name="ce42"/>
          <table:table-cell table:style-name="ce17" table:number-columns-repeated="3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aggressor_mark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naked_mark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armored_mark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mol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mole/mol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ider_eg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id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pider/spider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nak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snake/snake_icon.png</text:p>
          </table:table-cell>
          <table:table-cell table:style-name="ce17" office:value-type="string" calcext:value-type="string">
            <text:p>0-2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flying_creatur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flying creature/fly_anim_f0.png</text:p>
          </table:table-cell>
          <table:table-cell table:style-name="ce17" office:value-type="string" calcext:value-type="string">
            <text:p>0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gobli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goblin/goblin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dark_gobli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v1.1 dungeon crawler 16x16 pixel pack/enemies/goblin/dark_goblin_icon.png</text:p>
          </table:table-cell>
          <table:table-cell table:style-name="ce17" office:value-type="string" calcext:value-type="string">
            <text:p>3-6</text:p>
          </table:table-cell>
          <table:table-cell table:style-name="ce17" office:value-type="string" calcext:value-type="string">
            <text:p>2-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2" table:style-name="ce17" office:value-type="float" office:value="0.15" calcext:value-type="float">
            <text:p>0.1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hield_knigh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/>
          <table:table-cell table:style-name="ce17" table:number-columns-repeated="2"/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pear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lowpipe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omb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haman_trib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mall_slim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small_slim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medium_slime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medium_slime_icon.png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big_slime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oop_slime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2" calcext:value-type="float">
            <text:p>2</text:p>
          </table:table-cell>
          <table:table-cell table:style-name="ce17" office:value-type="string" calcext:value-type="string">
            <text:p>SLIME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string" calcext:value-type="string">
            <text:p>0-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archeleto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dagger_skelebr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mmer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skelebromancer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pile_of_bones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content-validation-name="val1" office:value-type="float" office:value="10" calcext:value-type="float">
            <text:p>10</text:p>
          </table:table-cell>
          <table:table-cell table:style-name="ce17" office:value-type="string" calcext:value-type="string">
            <text:p>BONES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insecton_musk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1" calcext:value-type="float">
            <text:p>0.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ra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17" office:value-type="string" calcext:value-type="string">
            <text:p>0-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0.03" calcext:value-type="float">
            <text:p>0.03</text:p>
          </table:table-cell>
          <table:table-cell table:number-columns-repeated="1005"/>
        </table:table-row>
        <table:table-row table:style-name="ro1">
          <table:table-cell table:style-name="ce17" table:number-columns-repeated="8"/>
          <table:table-cell table:style-name="ce17" table:content-validation-name="val1"/>
          <table:table-cell table:style-name="ce17"/>
          <table:table-cell table:style-name="ce17" table:content-validation-name="val2"/>
          <table:table-cell table:style-name="ce17" table:number-columns-repeated="8"/>
          <table:table-cell table:number-columns-repeated="1005"/>
        </table:table-row>
        <table:table-row table:style-name="ro1">
          <table:table-cell table:style-name="ce17" office:value-type="string" calcext:value-type="string">
            <text:p>boden_the_druid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necro_tromp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17" office:value-type="string" calcext:value-type="string">
            <text:p>10-15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7" office:value-type="string" calcext:value-type="string">
            <text:p>crocodile_joe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.1" calcext:value-type="float">
            <text:p>0.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17" office:value-type="string" calcext:value-type="string">
            <text:p>FLESH</text:p>
          </table:table-cell>
          <table:table-cell table:style-name="ce17" table:content-validation-name="val2" office:value-type="string" calcext:value-type="string">
            <text:p>forest</text:p>
          </table:table-cell>
          <table:table-cell table:style-name="ce17"/>
          <table:table-cell table:style-name="ce17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9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  <table:table-row table:style-name="ro2">
          <table:table-cell table:number-columns-repeated="8"/>
          <table:table-cell table:content-validation-name="val1"/>
          <table:table-cell/>
          <table:table-cell table:content-validation-name="val2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time-style style:name="N10153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 number:textual="true"/>
      <number:text>-</number:text>
      <number:year/>
    </number:dat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29" number:language="en" number:country="US">
      <number:day/>
      <number:text>-</number:text>
      <number:month number:textual="true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31T07:50:21.615798463</dc:date>
    <meta:editing-duration>PT8H57M27S</meta:editing-duration>
    <meta:editing-cycles>89</meta:editing-cycles>
    <dc:creator>Mateu</dc:creator>
    <meta:document-statistic meta:table-count="2" meta:cell-count="1015" meta:object-count="0"/>
  </office:meta>
</office:document-meta>
</file>